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UCAR VILLA CARLOT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3134518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AUCAR VILLA CARLOT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313451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LAUREL ZAMALLOA, SHEYLA ZHAMYR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758638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15</text:p>
          </table:table-cell>
          <table:table-cell table:style-name="Tableau1.D2" office:value-type="string">
            <text:p text:style-name="P12">63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63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6/10/2021</text:p>
          </table:table-cell>
          <table:table-cell table:style-name="Tabla2.A2" office:value-type="string">
            <text:p text:style-name="P7">5183239</text:p>
          </table:table-cell>
          <table:table-cell table:style-name="Tabla2.A2" office:value-type="string">
            <text:p text:style-name="P7">105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1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4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20:31:1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